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0.381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326cm"/>
    </style:style>
    <style:style style:name="co7" style:family="table-column">
      <style:table-column-properties fo:break-before="auto" style:column-width="2.233cm"/>
    </style:style>
    <style:style style:name="co8" style:family="table-column">
      <style:table-column-properties fo:break-before="auto" style:column-width="5.011cm"/>
    </style:style>
    <style:style style:name="co9" style:family="table-column">
      <style:table-column-properties fo:break-before="auto" style:column-width="3.214cm"/>
    </style:style>
    <style:style style:name="co10" style:family="table-column">
      <style:table-column-properties fo:break-before="auto" style:column-width="3.104cm"/>
    </style:style>
    <style:style style:name="co11" style:family="table-column">
      <style:table-column-properties fo:break-before="auto" style:column-width="6.5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ce1"/>
        <table:table-column table:style-name="co8" table:default-cell-style-name="ce1"/>
        <table:table-column table:style-name="co6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row table:style-name="ro1">
          <table:table-cell office:value-type="string" calcext:value-type="string">
            <text:p>Mean Pile Dedup</text:p>
          </table:table-cell>
          <table:table-cell office:value-type="string" calcext:value-type="string">
            <text:p>StdErr</text:p>
          </table:table-cell>
          <table:table-cell/>
          <table:table-cell office:value-type="string" calcext:value-type="string">
            <text:p>Mean MiniPile</text:p>
          </table:table-cell>
          <table:table-cell office:value-type="string" calcext:value-type="string">
            <text:p>StdErr</text:p>
          </table:table-cell>
          <table:table-cell/>
          <table:table-cell office:value-type="string" calcext:value-type="string">
            <text:p>Diff in means</text:p>
          </table:table-cell>
          <table:table-cell table:style-name="Default" office:value-type="string" calcext:value-type="string">
            <text:p>Error StdDiff</text:p>
          </table:table-cell>
          <table:table-cell table:style-name="Default" office:value-type="string" calcext:value-type="string">
            <text:p>Percentage Difference in Mean</text:p>
          </table:table-cell>
          <table:table-cell/>
          <table:table-cell table:style-name="Default" office:value-type="string" calcext:value-type="string">
            <text:p>95% Conf Interv (+)</text:p>
          </table:table-cell>
          <table:table-cell table:style-name="Default" office:value-type="string" calcext:value-type="string">
            <text:p>95% Conf Interv (-)</text:p>
          </table:table-cell>
          <table:table-cell office:value-type="string" calcext:value-type="string">
            <text:p>Interpretation</text:p>
          </table:table-cell>
        </table:table-row>
        <table:table-row table:style-name="ro1"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[.D2]-[.A2]" office:value-type="float" office:value="0.0128" calcext:value-type="float">
            <text:p>0,0128</text:p>
          </table:table-cell>
          <table:table-cell table:formula="of:=SQRT([.B2]*[.B2] + [.E2]*[.E2])" office:value-type="float" office:value="0.0167597732681561" calcext:value-type="float">
            <text:p>0,0168</text:p>
          </table:table-cell>
          <table:table-cell table:formula="of:=(([.D2]-[.A2]) / [.A2]) * 100" office:value-type="float" office:value="6.40961442163245" calcext:value-type="float">
            <text:p>6,4096</text:p>
          </table:table-cell>
          <table:table-cell/>
          <table:table-cell table:formula="of:=[.G2]+1.96*[.H2]" office:value-type="float" office:value="0.045649155605586" calcext:value-type="float">
            <text:p>0,0456</text:p>
          </table:table-cell>
          <table:table-cell table:formula="of:=[.G2]-1.96*[.H2]" office:value-type="float" office:value="-0.020049155605586" calcext:value-type="float">
            <text:p>-0,02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table:formula="of:=[.D3]-[.A3]" office:value-type="float" office:value="0.04" calcext:value-type="float">
            <text:p>0,04</text:p>
          </table:table-cell>
          <table:table-cell table:formula="of:=SQRT([.B3]*[.B3] + [.E3]*[.E3])" office:value-type="float" office:value="0.00509313263129874" calcext:value-type="float">
            <text:p>0,0051</text:p>
          </table:table-cell>
          <table:table-cell table:formula="of:=(([.D3]-[.A3]) / [.A3]) * 100" office:value-type="float" office:value="17.3988690735102" calcext:value-type="float">
            <text:p>17,3989</text:p>
          </table:table-cell>
          <table:table-cell/>
          <table:table-cell table:formula="of:=[.G3]+1.96*[.H3]" office:value-type="float" office:value="0.0499825399573455" calcext:value-type="float">
            <text:p>0,0500</text:p>
          </table:table-cell>
          <table:table-cell table:formula="of:=[.G3]-1.96*[.H3]" office:value-type="float" office:value="0.0300174600426545" calcext:value-type="float">
            <text:p>0,0300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D4]-[.A4]" office:value-type="float" office:value="-0.0343" calcext:value-type="float">
            <text:p>-0,0343</text:p>
          </table:table-cell>
          <table:table-cell table:formula="of:=SQRT([.B4]*[.B4] + [.E4]*[.E4])" office:value-type="float" office:value="0.00629364759102383" calcext:value-type="float">
            <text:p>0,0063</text:p>
          </table:table-cell>
          <table:table-cell table:formula="of:=(([.D4]-[.A4]) / [.A4]) * 100" office:value-type="float" office:value="-11.8153634171547" calcext:value-type="float">
            <text:p>-11,8154</text:p>
          </table:table-cell>
          <table:table-cell/>
          <table:table-cell table:formula="of:=[.G4]+1.96*[.H4]" office:value-type="float" office:value="-0.0219644507215933" calcext:value-type="float">
            <text:p>-0,0220</text:p>
          </table:table-cell>
          <table:table-cell table:formula="of:=[.G4]-1.96*[.H4]" office:value-type="float" office:value="-0.0466355492784067" calcext:value-type="float">
            <text:p>-0,046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D5]-[.A5]" office:value-type="float" office:value="-0.0244" calcext:value-type="float">
            <text:p>-0,0244</text:p>
          </table:table-cell>
          <table:table-cell table:formula="of:=SQRT([.B5]*[.B5] + [.E5]*[.E5])" office:value-type="float" office:value="0.0198698263706556" calcext:value-type="float">
            <text:p>0,0199</text:p>
          </table:table-cell>
          <table:table-cell table:formula="of:=(([.D5]-[.A5]) / [.A5]) * 100" office:value-type="float" office:value="-4.9153908138598" calcext:value-type="float">
            <text:p>-4,9154</text:p>
          </table:table-cell>
          <table:table-cell/>
          <table:table-cell table:formula="of:=[.G5]+1.96*[.H5]" office:value-type="float" office:value="0.0145448596864849" calcext:value-type="float">
            <text:p>0,0145</text:p>
          </table:table-cell>
          <table:table-cell table:formula="of:=[.G5]-1.96*[.H5]" office:value-type="float" office:value="-0.063344859686485" calcext:value-type="float">
            <text:p>-0,063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D6]-[.A6]" office:value-type="float" office:value="-0.3689" calcext:value-type="float">
            <text:p>-0,3689</text:p>
          </table:table-cell>
          <table:table-cell table:formula="of:=SQRT([.B6]*[.B6] + [.E6]*[.E6])" office:value-type="float" office:value="0.0067" calcext:value-type="float">
            <text:p>0,0067</text:p>
          </table:table-cell>
          <table:table-cell table:formula="of:=(([.D6]-[.A6]) / [.A6]) * 100" office:value-type="float" office:value="-100" calcext:value-type="float">
            <text:p>-100,0000</text:p>
          </table:table-cell>
          <table:table-cell/>
          <table:table-cell table:formula="of:=[.G6]+1.96*[.H6]" office:value-type="float" office:value="-0.355768" calcext:value-type="float">
            <text:p>-0,3558</text:p>
          </table:table-cell>
          <table:table-cell table:formula="of:=[.G6]-1.96*[.H6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float" office:value="31.259" calcext:value-type="float">
            <text:p>31,25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3138574.4432" calcext:value-type="float">
            <text:p>3138574,4432</text:p>
          </table:table-cell>
          <table:table-cell office:value-type="float" office:value="302684.4607" calcext:value-type="float">
            <text:p>302684,4607</text:p>
          </table:table-cell>
          <table:table-cell/>
          <table:table-cell table:formula="of:=[.D7]-[.A7]" office:value-type="float" office:value="3138543.1842" calcext:value-type="float">
            <text:p>3138543,1842</text:p>
          </table:table-cell>
          <table:table-cell table:formula="of:=SQRT([.B7]*[.B7] + [.E7]*[.E7])" office:value-type="float" office:value="302684.460702221" calcext:value-type="float">
            <text:p>302684,4607</text:p>
          </table:table-cell>
          <table:table-cell table:formula="of:=(([.D7]-[.A7]) / [.A7]) * 100" office:value-type="float" office:value="10040446.5408362" calcext:value-type="float">
            <text:p>10040446,5408</text:p>
          </table:table-cell>
          <table:table-cell/>
          <table:table-cell table:formula="of:=[.G7]+1.96*[.H7]" office:value-type="float" office:value="3731804.72717635" calcext:value-type="float">
            <text:p>3731804,7272</text:p>
          </table:table-cell>
          <table:table-cell table:formula="of:=[.G7]-1.96*[.H7]" office:value-type="float" office:value="2545281.64122365" calcext:value-type="float">
            <text:p>2545281,6412</text:p>
          </table:table-cell>
          <table:table-cell office:value-type="string" calcext:value-type="string">
            <text:p>Pile Deduplicated-trained severely bet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5:52:23.905401329</meta:creation-date>
    <dc:date>2024-11-15T16:39:56.474643559</dc:date>
    <meta:editing-duration>PT4M40S</meta:editing-duration>
    <meta:editing-cycles>1</meta:editing-cycles>
    <meta:document-statistic meta:table-count="1" meta:cell-count="70" meta:object-count="0"/>
    <meta:generator>LibreOffice/24.2.6.2$Linux_X86_64 LibreOffice_project/420$Build-2</meta:generator>
  </office:meta>
</office:document-meta>
</file>